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Accanthis ADF Std" svg:font-family="'Accanthis ADF St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rsid="0006bfa6" officeooo:paragraph-rsid="000d857b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rsid="0006bfa6" officeooo:paragraph-rsid="00080384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rsid="0014f9b9" officeooo:paragraph-rsid="0014f9b9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paragraph-rsid="000e25c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paragraph-rsid="000d857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paragraph-rsid="0012852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6.191cm"/>
        </style:tab-stops>
      </style:paragraph-properties>
      <style:text-properties fo:font-variant="normal" fo:text-transform="none" fo:color="#24292e" style:font-name="Liberation Serif1" fo:font-size="12pt" fo:letter-spacing="normal" fo:font-style="normal" fo:font-weight="normal" officeooo:paragraph-rsid="000e25c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paragraph-rsid="000d857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variant="normal" fo:text-transform="none" fo:color="#24292e" style:font-name="Liberation Serif1" fo:font-size="12pt" fo:letter-spacing="normal" fo:font-style="normal" fo:font-weight="normal" officeooo:paragraph-rsid="000e25c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erif1" fo:font-size="12pt" fo:font-style="normal" fo:font-weight="normal" officeooo:rsid="0030954d" officeooo:paragraph-rsid="0020716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1" fo:font-size="12pt" fo:font-style="normal" fo:font-weight="normal" officeooo:rsid="0033983f" officeooo:paragraph-rsid="0033983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1" fo:font-size="12pt" fo:font-style="normal" fo:font-weight="normal" officeooo:rsid="0036cf31" officeooo:paragraph-rsid="0036cf3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Liberation Serif1" fo:font-size="12pt" fo:font-style="normal" fo:font-weight="normal" officeooo:rsid="003708e9" officeooo:paragraph-rsid="003708e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Liberation Serif1" fo:font-size="12pt" fo:font-style="normal" fo:font-weight="normal" officeooo:rsid="003708e9" officeooo:paragraph-rsid="0038ff0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Serif1" fo:font-style="normal" fo:font-weight="normal" officeooo:rsid="0004bffd" officeooo:paragraph-rsid="0004bff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erif1" fo:font-style="normal" fo:font-weight="normal" officeooo:paragraph-rsid="0004e73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iberation Serif1" fo:font-style="normal" fo:font-weight="normal" officeooo:rsid="0006bfa6" officeooo:paragraph-rsid="0006bfa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1" fo:font-style="normal" fo:font-weight="normal" officeooo:rsid="0014f9b9" officeooo:paragraph-rsid="0014f9b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1" fo:font-style="normal" fo:font-weight="normal" officeooo:rsid="0014f9b9" officeooo:paragraph-rsid="002e4c0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1" fo:font-style="normal" fo:font-weight="normal" officeooo:rsid="0020716f" officeooo:paragraph-rsid="0020716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Serif1" fo:font-style="normal" fo:font-weight="normal" officeooo:rsid="0020716f" officeooo:paragraph-rsid="00326a3e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030954d" officeooo:paragraph-rsid="00326a3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1" fo:font-style="normal" fo:font-weight="normal" officeooo:rsid="0031f238" officeooo:paragraph-rsid="0031f23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Liberation Serif1" fo:font-style="normal" fo:font-weight="normal" officeooo:paragraph-rsid="00551c9b" style:font-style-asian="normal" style:font-weight-asian="normal" style:font-style-complex="normal" style:font-weight-complex="normal"/>
    </style:style>
    <style:style style:name="T1" style:family="text">
      <style:text-properties officeooo:rsid="0004e73a"/>
    </style:style>
    <style:style style:name="T2" style:family="text">
      <style:text-properties fo:font-variant="normal" fo:text-transform="none" fo:color="#24292e" fo:font-size="12pt" fo:letter-spacing="normal" officeooo:rsid="0029c6d1" style:font-size-asian="12pt" style:font-size-complex="12pt"/>
    </style:style>
    <style:style style:name="T3" style:family="text">
      <style:text-properties fo:font-variant="normal" fo:text-transform="none" fo:color="#24292e" fo:font-size="12pt" fo:letter-spacing="normal" officeooo:rsid="002a3531" style:font-size-asian="12pt" style:font-size-complex="12pt"/>
    </style:style>
    <style:style style:name="T4" style:family="text">
      <style:text-properties fo:font-variant="normal" fo:text-transform="none" fo:color="#24292e" fo:font-size="12pt" fo:letter-spacing="normal" officeooo:rsid="0051e3b1" style:font-size-asian="12pt" style:font-size-complex="12pt"/>
    </style:style>
    <style:style style:name="T5" style:family="text">
      <style:text-properties fo:font-variant="normal" fo:text-transform="none" fo:color="#24292e" fo:font-size="12pt" fo:letter-spacing="normal" officeooo:rsid="00551c9b" style:font-size-asian="12pt" style:font-size-complex="12pt"/>
    </style:style>
    <style:style style:name="T6" style:family="text">
      <style:text-properties fo:font-variant="normal" fo:text-transform="none" fo:color="#24292e" fo:font-size="12pt" fo:letter-spacing="normal" officeooo:rsid="0056c624" style:font-size-asian="12pt" style:font-size-complex="12pt"/>
    </style:style>
    <style:style style:name="T7" style:family="text">
      <style:text-properties fo:font-variant="normal" fo:text-transform="none" fo:color="#24292e" fo:font-size="12pt" fo:letter-spacing="normal" officeooo:rsid="0060e674" style:font-size-asian="12pt" style:font-size-complex="12pt"/>
    </style:style>
    <style:style style:name="T8" style:family="text">
      <style:text-properties fo:font-variant="normal" fo:text-transform="none" fo:color="#24292e" fo:font-size="12pt" fo:letter-spacing="normal" officeooo:rsid="0066aaa8" style:font-size-asian="12pt" style:font-size-complex="12pt"/>
    </style:style>
    <style:style style:name="T9" style:family="text">
      <style:text-properties fo:font-variant="normal" fo:text-transform="none" fo:color="#24292e" fo:font-size="12pt" fo:letter-spacing="normal" officeooo:rsid="00678bda" style:font-size-asian="12pt" style:font-size-complex="12pt"/>
    </style:style>
    <style:style style:name="T10" style:family="text">
      <style:text-properties fo:font-variant="normal" fo:text-transform="none" fo:color="#24292e" fo:font-size="12pt" fo:letter-spacing="normal" officeooo:rsid="00682e11" style:font-size-asian="12pt" style:font-size-complex="12pt"/>
    </style:style>
    <style:style style:name="T11" style:family="text">
      <style:text-properties fo:font-variant="normal" fo:text-transform="none" fo:color="#24292e" style:text-position="super 58%" fo:font-size="12pt" fo:letter-spacing="normal" officeooo:rsid="00551c9b" style:font-size-asian="12pt" style:font-size-complex="12pt"/>
    </style:style>
    <style:style style:name="T12" style:family="text">
      <style:text-properties officeooo:rsid="00080384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80384"/>
    </style:style>
    <style:style style:name="T15" style:family="text">
      <style:text-properties style:text-position="super 58%" officeooo:rsid="00080384" style:font-size-asian="12pt" style:font-size-complex="12pt"/>
    </style:style>
    <style:style style:name="T16" style:family="text">
      <style:text-properties style:text-position="super 58%" officeooo:rsid="0013acb3"/>
    </style:style>
    <style:style style:name="T17" style:family="text">
      <style:text-properties style:text-position="super 58%" officeooo:rsid="0031f238"/>
    </style:style>
    <style:style style:name="T18" style:family="text">
      <style:text-properties style:text-position="0% 100%"/>
    </style:style>
    <style:style style:name="T19" style:family="text">
      <style:text-properties style:font-size-asian="12pt" style:font-size-complex="12pt"/>
    </style:style>
    <style:style style:name="T20" style:family="text">
      <style:text-properties officeooo:rsid="00080384" style:font-size-asian="12pt" style:font-size-complex="12pt"/>
    </style:style>
    <style:style style:name="T21" style:family="text">
      <style:text-properties officeooo:rsid="000d857b" style:font-size-asian="12pt" style:font-size-complex="12pt"/>
    </style:style>
    <style:style style:name="T22" style:family="text">
      <style:text-properties fo:font-size="9pt"/>
    </style:style>
    <style:style style:name="T23" style:family="text">
      <style:text-properties officeooo:rsid="000fdec7"/>
    </style:style>
    <style:style style:name="T24" style:family="text">
      <style:text-properties officeooo:rsid="0013acb3"/>
    </style:style>
    <style:style style:name="T25" style:family="text">
      <style:text-properties officeooo:rsid="001601cc"/>
    </style:style>
    <style:style style:name="T26" style:family="text">
      <style:text-properties officeooo:rsid="0020716f"/>
    </style:style>
    <style:style style:name="T27" style:family="text">
      <style:text-properties officeooo:rsid="0024195b"/>
    </style:style>
    <style:style style:name="T28" style:family="text">
      <style:text-properties officeooo:rsid="0031f238"/>
    </style:style>
    <style:style style:name="T29" style:family="text">
      <style:text-properties officeooo:rsid="00326a3e"/>
    </style:style>
    <style:style style:name="T30" style:family="text">
      <style:text-properties officeooo:rsid="0033983f"/>
    </style:style>
    <style:style style:name="T31" style:family="text">
      <style:text-properties officeooo:rsid="0038ff05"/>
    </style:style>
    <style:style style:name="T32" style:family="text">
      <style:text-properties officeooo:rsid="003ce980"/>
    </style:style>
    <style:style style:name="T33" style:family="text">
      <style:text-properties officeooo:rsid="004b2d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ercise 1</text:p>
      <text:p text:style-name="P15"/>
      <text:p text:style-name="P15">Question1: The IP address of gaia.cs.umass.edu is 128.119.245.12, <text:span text:style-name="T1">it is sending and receiving TCP segments </text:span>on port <text:span text:style-name="T1">80. The IP address and TCP port number of the source is 192.168.1.102 and 1161.</text:span></text:p>
      <text:p text:style-name="P15"/>
      <text:p text:style-name="P16"><text:span text:style-name="T1">Question2: The sequence number of the TCP segment containing POST command is 883061786.</text:span></text:p>
      <text:p text:style-name="P16"/>
      <text:p text:style-name="P17">Question3: </text:p>
      <text:p text:style-name="P1">six segments in the TCP connection: </text:p>
      <text:p text:style-name="P3"/>
      <text:p text:style-name="P8"><text:span text:style-name="T20">4</text:span><text:span text:style-name="T15">th</text:span><text:span text:style-name="T20"> packet – 232129013, <text:s/></text:span><text:span text:style-name="T19">sent time(0.026477) , <text:s/>ACK received(0.053937) , RTT (0.053937-0.026477 = 0.02746) , <text:s/>eRTT(0.02746)</text:span></text:p>
      <text:p text:style-name="P8"><text:span text:style-name="T22"/></text:p>
      <text:p text:style-name="P8"><text:span text:style-name="T20">5</text:span><text:span text:style-name="T15">th</text:span><text:span text:style-name="T20"> packet – 232129578, <text:s/></text:span><text:span text:style-name="T19">sent time(0.041737) , <text:s/>ACK received(0.077294) , RTT (0.035557) </text:span></text:p>
      <text:p text:style-name="P8"><text:span text:style-name="T19">, eRTT(0.0285)</text:span></text:p>
      <text:p text:style-name="P8"><text:span text:style-name="T19"/></text:p>
      <text:p text:style-name="P9"><text:span text:style-name="T20">7</text:span><text:span text:style-name="T15">th</text:span><text:span text:style-name="T20"> packet – 232131038, <text:s/></text:span><text:span text:style-name="T19">sent time(0.054026) , <text:s/>ACK received(0.124085) , RTT (0.070059) </text:span></text:p>
      <text:p text:style-name="P9"><text:span text:style-name="T19"><text:s/>, eRTT(0.0337)</text:span></text:p>
      <text:p text:style-name="P8"><text:span text:style-name="T21"/></text:p>
      <text:p text:style-name="P7"><text:span text:style-name="T12">8</text:span><text:span text:style-name="T14">th</text:span><text:span text:style-name="T12"> packet – 232132498, <text:s/></text:span>sent time(0.054690) , <text:s/>ACK received(0.169118) , RTT (0.11443) </text:p>
      <text:p text:style-name="P4">, eRTT(0.0438)</text:p>
      <text:p text:style-name="P5"/>
      <text:p text:style-name="P4"><text:span text:style-name="T12">10</text:span><text:span text:style-name="T14">th</text:span><text:span text:style-name="T12"> packet – 232133958, <text:s/></text:span>sent time(0.077405) , <text:s/>ACK received(0.2172799) , RTT (0.13989<text:span text:style-name="T23">)</text:span></text:p>
      <text:p text:style-name="P4">, eRTT(0.0558)<text:line-break/></text:p>
      <text:p text:style-name="P6"><text:span text:style-name="T12">11</text:span><text:span text:style-name="T14">th</text:span><text:span text:style-name="T12"> packet – 232135418, </text:span>sent time(0.078157) , <text:s/>ACK received(0.267802) , RTT (0.18964) </text:p>
      <text:p text:style-name="P6">, eRTT(0.0725)</text:p>
      <text:p text:style-name="P2"/>
      <text:p text:style-name="P16"/>
      <text:p text:style-name="P16">Question4: <text:span text:style-name="T24">The 4</text:span><text:span text:style-name="T16">th</text:span><text:span text:style-name="T24"> TCP segment length is 565, all other segments length are 1460.</text:span></text:p>
      <text:p text:style-name="P18"/>
      <text:p text:style-name="P19">Question5: <text:span text:style-name="T25">The minimum w</text:span>indow size value is 5840.<text:span text:style-name="T27"> No, there is no throttle in the trace file.</text:span></text:p>
      <text:p text:style-name="P20"/>
      <text:p text:style-name="P20">Question6: There is no retransmitted segment in the trace file. We can check the sequence number of the TCP segment in the trace file. </text:p>
      <text:p text:style-name="P20"/>
      <text:p text:style-name="P24"><text:span text:style-name="T26">Question7: </text:span><text:span text:style-name="T2">From the receive</text:span><text:span text:style-name="T3">d-s</text:span><text:span text:style-name="T2">ent packet pair, we can derive that the receiver typically acknowledge</text:span><text:span text:style-name="T4">s</text:span><text:span text:style-name="T2"> 1460 bytes data. </text:span><text:span text:style-name="T5">For example, from the 59</text:span><text:span text:style-name="T11">th</text:span><text:span text:style-name="T5"> to the 60</text:span><text:span text:style-name="T11">th</text:span><text:span text:style-name="T5"> , acking number seems increasing too much (from 232164061 to 232166981, </text:span><text:span text:style-name="T7">data is 2917 </text:span><text:span text:style-name="T8">bytes</text:span><text:span text:style-name="T7">, nearly twice bigger than the normal 1460 bytes data</text:span><text:span text:style-name="T5">), so </text:span><text:span text:style-name="T9">it can be see</text:span><text:span text:style-name="T10">n</text:span><text:span text:style-name="T9"> that </text:span><text:span text:style-name="T5">the receiver is acking other received segment</text:span><text:span text:style-name="T6">s</text:span><text:span text:style-name="T5"> also.</text:span></text:p>
      <text:p text:style-name="P20"/>
      <text:p text:style-name="P20">Question8: <text:s/></text:p>
      <text:p text:style-name="P23"><text:tab/>4<text:span text:style-name="T13">th</text:span> packet sequence number - 202<text:span text:style-name="T13">nd</text:span> ACK number = <text:s/>164090 bytes</text:p>
      <text:p text:style-name="P23"><text:tab/><text:span text:style-name="T29">5.455830 – 0.26477 = 5.4294 s</text:span></text:p>
      <text:p text:style-name="P21"><text:span text:style-name="T28">From the fourth packet to the 202</text:span><text:span text:style-name="T17">nd</text:span><text:span text:style-name="T28"> packet from the trace file, the total data is 164090 bytes and the total transmission time is 5.4294s, so the throughput is 164090 / 5.4294 = 30222bytes.</text:span></text:p>
      <text:p text:style-name="P22"/>
      <text:p text:style-name="P10"/>
      <text:p text:style-name="P10"/>
      <text:p text:style-name="P11">Exercise 2</text:p>
      <text:p text:style-name="P11"/>
      <text:p text:style-name="P11">Question1: The sequence number of the TCP SYN segment is 2818463618.</text:p>
      <text:p text:style-name="P11"><text:soft-page-break/></text:p>
      <text:p text:style-name="P11">Question2: Sequence number is 1247095790. <text:s/>ACK is 2818463619. Sequence number of the TCP SYN segment plus 1: <text:s/>2818463618 + 1 = <text:s/>2818463619.</text:p>
      <text:p text:style-name="P12">Question3: <text:s/>Sequence number is <text:s/><text:span text:style-name="T30">2818463619, </text:span>ack is 1247095791. It doesn’t contain any data in it.</text:p>
      <text:p text:style-name="P12"/>
      <text:p text:style-name="P12">Question4: Client <text:span text:style-name="T33">and server both have done the active close simultaneously</text:span>. Who sent the FIN bit first will <text:span text:style-name="T33">usually </text:span>be the one done the active close, <text:span text:style-name="T33">however in this case, it is a simultaneously close</text:span>. <text:span text:style-name="T32">Simultaneous </text:span>closure has been performed.</text:p>
      <text:p text:style-name="P12"/>
      <text:p text:style-name="P13">Question5: </text:p>
      <text:p text:style-name="P12"/>
      <text:p text:style-name="P13">Data bytes transferred from the client to the server: <text:span text:style-name="T31">33 bytes <text:s/></text:span></text:p>
      <text:p text:style-name="P13">Data bytes transferred from the server to the client: <text:span text:style-name="T31">40 bytes </text:span></text:p>
      <text:p text:style-name="P13"/>
      <text:p text:style-name="P14"><text:span text:style-name="T31">data transferred length = AckNumber – initial sequence n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Accanthis ADF Std" svg:font-family="'Accanthis ADF Std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29:51.459054120</meta:creation-date>
    <dc:date>2019-10-23T15:44:59.329612781</dc:date>
    <meta:editing-duration>PT2H2M1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2" meta:paragraph-count="33" meta:word-count="424" meta:character-count="2708" meta:non-whitespace-character-count="2274"/>
  </office:meta>
</office:document-meta>
</file>